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Always so annoying.」 </text:span>but the alarm clock didn't care, it only knew to ring:</text:p>
      <text:p text:style-name="Normal">*RIIIIIIIING RIIIIII-tap* and it would have kept on ringing, had it not been for her. Now it stood still and silent, waiting for the next day to come, when it would once again resound throughout her room in order to wake her up. That was the sole purpose of its existence.</text:p>
      <text:p text:style-name="Normal">“...” she thought about it for a second. </text:p>
      <text:p text:style-name="Normal">That may have been the only reason it was around, but at the very least it had one, and as she looked at it with that in mind, <text:span text:style-name="T1">「I'm jealous,」 </text:span>she lied. Somewhere deep down though, she did wish she were jealous. The clock pointed at a little past 7AM.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She just lie in bed doing nothing in particular. </text:p>
      <text:p text:style-name="Normal">“Don't worry about it Mr. Clock, you've done everything you can,” and what's more, <text:span text:style-name="T1">「if it were to b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kinder, and they understood her a lot better than reality or anything that was real, so it was only natural that she wanted to spend more time with her head in the clouds rather than with her feet on the ground.</text:p>
      <text:p text:style-name="Normal">“...”</text:p>
      <text:p text:style-name="Normal">... There might have been a lie in that last sentence. </text:p>
      <text:p text:style-name="Normal">“...”</text:p>
      <text:p text:style-name="Normal">There just might be someone who understood her well, here on Earth. At least, that's what she thought, she could never really tell what that person was really thinking. But what she could tell was that she saw him in her dreams last night. She pulled her blanket closer to herself. It had been a good dream. In it, <text:span text:style-name="T1">「you and I walked to school together. It was so much fun.」</text:span></text:p>
      <text:p text:style-name="Normal">She wanted to be in that dream a little longer, she wanted to be with you a little longer. <text:span text:style-name="T1">「... It's like I'm always thinking about you... Did you know? In my dreams, you think about me too sometimes...」 W</text:span>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Spot by spot they climbed her blanket, until they touched her face. They were cold, and they were bright. Blindingly so. So she hid under her blanket. She didn't want anyone or anything telling her to get up, not even the sun. </text:p>
      <text:p text:style-name="Normal">“...”</text:p>
      <text:p text:style-name="Normal">Did she not? There might have been a lie in that last sentence, and deep down, she knew that. Right now though, she wasn't in the mood to think about it.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text:span text:style-name="T1">Then, she burst out from under her blanket. It was getting hot, in there, what with her being angry at the sun and getting embarrassed at her own thoughts. Now she wanted to think about something else, anything else. Her room had become dimly lit courtesy of the sun (whom she'd decided to forgive about a moment ago), and she wondered whether the ceiling would make for a good conversation partner.</text:span></text:p>
      <text:p text:style-name="Normal"><text:span text:style-name="T1">“Hello,” she said to it. </text:span></text:p>
      <text:p text:style-name="Normal"><text:span text:style-name="T1">But she quickly realized that it would be rather alarming if the ceiling said “Hello” back, so she pre-emptively gave it the cold shoulder and turned on her side instead. That should discourage it from greeting her back. With striking up a conversation with random objects now being out of the question, she wondered what she'd do with her time. Due to the lack of options, she decided to explore her room with her eyes (while ignoring the ceiling, of course). The wardrobe looked taller and more intimidating than usual, probably because she was still in bed and there wasn't all that much light yet. Her desk was almost empty, and her backpack sat on the chair in front of it; hopefully it had done her homework for her during the night. Her bedside table too was rather empty. On top of it, there were just the alarm clock and a pink flower pot. </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